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subtitle">
      <style:graphic-properties draw:fill-color="#ffffff" fo:min-height="17.686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2-subtitle">
      <style:graphic-properties draw:fill-color="#ffffff" fo:min-height="17.686cm"/>
    </style:style>
    <style:style style:name="pr5" style:family="presentation" style:parent-style-name="ROSMaster2-notes">
      <style:graphic-properties draw:fill-color="#ffffff" draw:auto-grow-height="true" fo:min-height="12.573cm"/>
    </style:style>
    <style:style style:name="pr6" style:family="presentation" style:parent-style-name="ROSMaster2-notes">
      <style:graphic-properties draw:fill-color="#ffffff" fo:min-height="12.322cm"/>
    </style:style>
    <style:style style:name="pr7" style:family="presentation" style:parent-style-name="ROSMaster2-subtitle">
      <style:graphic-properties draw:fill-color="#ffffff" draw:auto-grow-height="true" fo:min-height="17.9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rviz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32" presentation:use-footer-name="ftr1" presentation:use-date-time-name="dtd1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Introduction, Overview,</text:p>
            <text:p>VIDEO: rviz highlight reel (to be created)</text:p>
          </draw:text-box>
        </draw:frame>
        <draw:frame draw:layer="layout" svg:width="22.594cm" svg:height="12.699cm" svg:x="2.623cm" svg:y="4.118cm">
          <draw:plugin xlink:href="/u/jfaust/RVIZ_Montage-Androi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Live Demos on-robot:</text:p>
            <text:p>Robot Model</text:p>
            <text:p>Laser Scan/Point Clouds</text:p>
            <text:p>Map</text:p>
            <text:p>Camera</text:p>
            <text:p>TF</text:p>
            <text:p>Grid</text:p>
            <text:p>Fixed/Target Frames</text:p>
            <text:p>Views</text:p>
            <text:p>Selection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Demo: Diagnosing Errors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Demo: Recording with glc and Istanbul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7" draw:layer="layout" svg:width="25.199cm" svg:height="17.937cm" svg:x="1.4cm" svg:y="0.837cm" presentation:class="subtitle">
          <draw:text-box>
            <text:p>Demo: Markers (marker_test and marker_shmup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<text:span text:style-name="T3">Play Time</text:span></text:p>
            <text:p><text:span text:style-name="T3"/></text:p>
            <text:p>Rviz docs: http://www.ros.org/wiki/rviz</text:p>
            <text:p/>
            <text:p>Marker tutorials: http://www.ros.org/wiki/rviz/Tutorials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9:31:19</meta:creation-date>
    <meta:editing-duration>PT00H52M34S</meta:editing-duration>
    <meta:editing-cycles>14</meta:editing-cycles>
    <meta:generator>OpenOffice.org/3.1$Unix OpenOffice.org_project/310m19$Build-9420</meta:generator>
    <meta:initial-creator>Josh Faust</meta:initial-creator>
    <dc:date>2010-04-01T19:31:41</dc:date>
    <dc:creator>Josh Faust</dc:creator>
    <meta:document-statistic meta:object-count="73"/>
  </office:meta>
</office:document-meta>
</file>